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textarea-vertical-align="middle"/>
    </style:style>
    <style:style style:name="gr2" style:family="graphic" style:parent-style-name="standard">
      <style:graphic-properties svg:stroke-width="0.081cm" svg:stroke-color="#6666ff" draw:marker-start-width="0.321cm" draw:marker-end-width="0.321cm" svg:stroke-opacity="100%" draw:fill-color="#ffffff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159cm" svg:stroke-color="#6666ff" draw:marker-start-width="0.437cm" draw:marker-end-width="0.437cm" svg:stroke-opacity="100%" draw:fill-color="#ffffff" draw:textarea-vertical-align="middle" fo:padding-top="0.203cm" fo:padding-bottom="0.203cm" fo:padding-left="0.328cm" fo:padding-right="0.32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默认">
        <draw:circle draw:style-name="gr1" draw:text-style-name="P1" draw:layer="layout" svg:width="4.4cm" svg:height="4.4cm" draw:transform="rotate (1.56573487196411) translate (5.561cm 10.126cm)" draw:kind="cut" draw:start-angle="271.05" draw:end-angle="90.56">
          <text:p/>
        </draw:circle>
        <draw:circle draw:style-name="gr1" draw:text-style-name="P1" draw:layer="layout" svg:width="4.4cm" svg:height="4.4cm" draw:transform="rotate (1.56573487196411) translate (9.889cm 10.089cm)" draw:kind="cut" draw:start-angle="271.05" draw:end-angle="90.56">
          <text:p/>
        </draw:circle>
        <draw:ellipse draw:style-name="gr1" draw:text-style-name="P1" draw:layer="layout" svg:width="1.377cm" svg:height="1.381cm" draw:transform="rotate (-1.58440989496045) translate (9.09cm 7.469cm)" draw:kind="cut" draw:start-angle="271.05" draw:end-angle="90.56">
          <text:p/>
        </draw:ellipse>
        <draw:ellipse draw:style-name="gr1" draw:text-style-name="P1" draw:layer="layout" svg:width="1.377cm" svg:height="1.382cm" draw:transform="skewX (-0.000698131700797731) rotate (-1.58510802666125) translate (7.732cm 7.471cm)" draw:kind="cut" draw:start-angle="271.05" draw:end-angle="90.56">
          <text:p/>
        </draw:ellipse>
        <draw:ellipse draw:style-name="gr2" draw:text-style-name="P2" draw:layer="layout" svg:width="1.376cm" svg:height="1.382cm" draw:transform="rotate (-1.58510802666125) translate (8.456cm 8.152cm)" draw:kind="cut" draw:start-angle="271.05" draw:end-angle="90.56">
          <text:p/>
        </draw:ellipse>
        <draw:circle draw:style-name="gr3" draw:text-style-name="P2" draw:layer="layout" svg:width="4.4cm" svg:height="4.4cm" draw:transform="rotate (1.55159770502296) translate (7.649cm 7.8cm)" draw:kind="cut" draw:start-angle="271.05" draw:end-angle="90.56">
          <text:p/>
        </draw:circle>
        <draw:ellipse draw:style-name="gr1" draw:text-style-name="P1" draw:layer="layout" svg:width="1.377cm" svg:height="1.381cm" draw:transform="rotate (-1.58440989496045) translate (13.49cm 7.418cm)" draw:kind="cut" draw:start-angle="271.05" draw:end-angle="90.56">
          <text:p/>
        </draw:ellipse>
        <draw:ellipse draw:style-name="gr1" draw:text-style-name="P1" draw:layer="layout" svg:width="1.377cm" svg:height="1.382cm" draw:transform="skewX (-0.000698131700797731) rotate (-1.58510802666125) translate (12.132cm 7.42cm)" draw:kind="cut" draw:start-angle="271.05" draw:end-angle="90.56">
          <text:p/>
        </draw:ellipse>
        <draw:ellipse draw:style-name="gr2" draw:text-style-name="P2" draw:layer="layout" svg:width="1.376cm" svg:height="1.382cm" draw:transform="rotate (-1.58510802666125) translate (12.856cm 8.101cm)" draw:kind="cut" draw:start-angle="271.05" draw:end-angle="90.56">
          <text:p/>
        </draw:ellipse>
        <draw:circle draw:style-name="gr3" draw:text-style-name="P2" draw:layer="layout" svg:width="4.4cm" svg:height="4.4cm" draw:transform="rotate (1.55159770502296) translate (7.649cm 7.801cm)" draw:kind="cut" draw:start-angle="271.05" draw:end-angle="90.56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1:05:25.817130412</meta:creation-date>
    <dc:date>2016-10-31T12:00:45.238736898</dc:date>
    <meta:editing-duration>PT13M25S</meta:editing-duration>
    <meta:editing-cycles>2</meta:editing-cycles>
    <meta:generator>LibreOffice/5.1.2.2$Linux_X86_64 LibreOffice_project/10m0$Build-2</meta:generator>
    <meta:document-statistic meta:object-count="10"/>
  </office:meta>
</office:document-meta>
</file>